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9c1b8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582d0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37b2" style:font-name-asian="宋体" style:font-size-asian="14pt" style:font-size-complex="14pt"/>
    </style:style>
    <style:style style:name="P4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fo:font-weight="bold" officeooo:paragraph-rsid="000a37b2" style:font-name-asian="宋体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7a7c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officeooo:rsid="0009c1b8"/>
    </style:style>
    <style:style style:name="T3" style:family="text">
      <style:text-properties fo:color="#ff0000" loext:opacity="100%" style:font-name="宋体1" fo:font-size="12pt" style:font-size-asian="12pt"/>
    </style:style>
    <style:style style:name="T4" style:family="text">
      <style:text-properties officeooo:rsid="00067a7c"/>
    </style:style>
    <style:style style:name="T5" style:family="text">
      <style:text-properties style:language-complex="ar" style:country-complex="SA"/>
    </style:style>
    <style:style style:name="T6" style:family="text">
      <style:text-properties style:text-position="super 58%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officeooo:rsid="000a3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.引言</text:span></text:p>
      <text:p text:style-name="P2" loext:marker-style-name="T1">随着外科技术的发展，切开复位内固定术的出现，骨折的愈合效果基本得到保障，发展至今，对于手术入路的讨论已经成为了关注的焦点。</text:p>
      <text:p text:style-name="P1" loext:marker-style-name="T1"><text:span text:style-name="T2">2.提出对于切口问题的说明</text:span></text:p>
      <text:p text:style-name="P3" loext:marker-style-name="T3">手术入路对患者的预后和面部美观至关重要，若想达到最佳固定效果，根据我们的实验结果发现，需将上部微钛版固定到乙状切迹处，需要选择范围较大的手术切口，否则很难完整的暴露术区，增加手术的难度，而选择范围较大的手术切口，可能会导致面神经损伤，涎漏等并发症，并会严重影响术后的美观程度，如何尽可能的减小手术切口的同时，并达到稳定的固定效果是临床中的难点。 </text:p>
      <text:p text:style-name="P4" loext:marker-style-name="T1">以往的病例研究表明，<text:span text:style-name="T4">****使用了***切口，***使用了***切口，目前手术切口的问题尚存在争论。</text:span></text:p>
      <text:p text:style-name="P3" loext:marker-style-name="T1"><text:span text:style-name="T5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6">[32]</text:span><field:fieldmark-end/>在<text:span text:style-name="T5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5">38%-40%</text:span>，并有<text:span text:style-name="T5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7">[33]</text:span><field:fieldmark-end/>。<text:span text:style-name="T5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6">[34]</text:span><field:fieldmark-end/>首次描述了<text:span text:style-name="T5">Risdon</text:span>入路，后被<text:span text:style-name="T5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6">[35]</text:span><field:fieldmark-end/>改良。此入路方式切口更加隐蔽，且不容易出现神经损伤的症状。<text:span text:style-name="T5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6">[36]</text:span><field:fieldmark-end/>发现使用<text:span text:style-name="T5">Risdon</text:span>入路方法时，仅有<text:span text:style-name="T5">16.6%</text:span>的病例出现了神经损伤的症状，<text:span text:style-name="T5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6">[37]</text:span><field:fieldmark-end/>同样选择<text:span text:style-name="T5">Risdon</text:span>入路设计治疗下颌骨骨折，术后发生神经损伤的病例为<text:span text:style-name="T5">23%</text:span>。</text:p>
      <text:p text:style-name="P3" loext:marker-style-name="T1">由此可见，<text:span text:style-name="T5">Risdom</text:span>入路的并发症发生率远低于下颌后入路，在临床中从并发症控制的角度选择<text:span text:style-name="T5">Risom</text:span>具有明显优势。</text:p>
      <text:p text:style-name="P3" loext:marker-style-name="T1"><text:soft-page-break/>虽然<text:span text:style-name="T8">ridsom入路相较于下颌后入路有以上的优点，但是risdom是否适用与下颌升支骨折时内固定的手术入路的问题目前仍不明确，</text:span>根据我们的文献检索，目前尚无对下颌升支骨折入路选择的研究，考虑到由于髁突的解剖位置距离乙状切迹较近，故我们参考髁突骨折的手术入路研究，对下颌升支骨折手术入路的问题进行讨论。</text:p>
      <text:p text:style-name="P3" loext:marker-style-name="T1"><text:span text:style-name="T5">Robin</text:span>通过标本解剖对比的方式对改良<text:span text:style-name="T5">Risdon</text:span>入路和入路 进行对比，主要对比了这两种手术入路对髁突骨折的暴露范围，对<text:span text:style-name="T5">12</text:span>个头骨标本进行解剖学研究，并设置了<text:span text:style-name="T5">0～100</text:span>的综合评分标准来衡量暴露效果及手术时解剖位点的可及性，改良Risdon入路的平均评分为<text:span text:style-name="T5">55.88</text:span>，即<text:span text:style-name="T5">55.88%</text:span>的可及区域与所需区域吻合。经腮腺入路的平均评分为<text:span text:style-name="T5">91.05</text:span>，即<text:span text:style-name="T5">91.05%</text:span>的可及区域与所需区域吻合。两种技术之间的评分差异具有统计学意义 (<text:span text:style-name="T5">p &lt; 0.001</text:span>)经腮腺炎入路在治疗下颌骨髁突下骨折方面似乎更有效，尤其是在治疗高髁突骨折时。与改良<text:span text:style-name="T5">Risdon</text:span>入路相比，经腮腺炎入路提供了更大的可到达区域，从而更容易进行骨折复位和内固定。然而，经腮腺入路对于治疗低髁突骨折可能比较困难，并且存在腮腺瘘的风险。而对于下颌升支骨折来说，如将上部微钛板固定到乙状切迹最高处，则需使用经腮腺入路，方可获得完整的暴露范围，而使用此种入路方式，会导致更高的并发症发生率，而使用<text:span text:style-name="T5">Risdom</text:span>入路，则对暴露髁突基底部位置效果较好，并对并发症发生率的控制效果较好。由此可见，在使用<text:span text:style-name="T5">Risdom</text:span>入路时，虽然对髁突高位暴露效果较差，但是对髁突基底部暴露效果较好，在解剖位置的角度来讲，同样对乙状切迹下位置的暴露效果同样较好。</text:p>
      <text:p text:style-name="P5" loext:marker-style-name="T1"/>
      <text:p text:style-name="P2" loext:marker-style-name="T3"/>
      <text:p text:style-name="P2" loext:marker-style-name="T3"/>
      <text:p text:style-name="P2" loext:marker-style-name="T3">切口问题，确定研究目标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43:07.295274536</meta:creation-date>
    <meta:generator>LibreOffice/24.8.4.2$Linux_X86_64 LibreOffice_project/3e97788786b20d724e2ed0ea7a111abce73cab63</meta:generator>
    <dc:date>2025-02-12T14:13:01.492194300</dc:date>
    <meta:editing-duration>PT27M59S</meta:editing-duration>
    <meta:editing-cycles>2</meta:editing-cycles>
    <meta:document-statistic meta:table-count="0" meta:image-count="0" meta:object-count="0" meta:page-count="2" meta:paragraph-count="10" meta:word-count="1233" meta:character-count="1400" meta:non-whitespace-character-count="1395"/>
  </office:meta>
</office:document-meta>
</file>